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paragraph-properties fo:margin-left="0cm" fo:margin-right="0cm" fo:text-indent="0cm" style:auto-text-indent="false"/>
    </style:style>
    <style:style style:name="P2" style:family="paragraph" style:parent-style-name="List_20_Paragraph">
      <style:paragraph-properties fo:margin-left="0cm" fo:margin-right="0cm" fo:text-indent="0cm" style:auto-text-indent="false"/>
      <style:text-properties fo:font-weight="bold" style:font-weight-asian="bold" style:font-weight-complex="bold"/>
    </style:style>
    <style:style style:name="P3" style:family="paragraph" style:parent-style-name="List_20_Paragraph">
      <style:paragraph-properties fo:margin-left="0cm" fo:margin-right="0cm" fo:text-indent="0cm" style:auto-text-indent="false"/>
      <style:text-properties fo:font-style="italic" style:font-style-asian="italic" style:font-style-complex="italic"/>
    </style:style>
    <style:style style:name="P4" style:family="paragraph" style:parent-style-name="Standard" style:master-page-name="Standard">
      <style:paragraph-properties fo:text-align="center" style:justify-single-word="false" style:page-number="auto"/>
      <style:text-properties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List_20_Paragraph" style:list-style-name="WWNum1"/>
    <style:style style:name="P6" style:family="paragraph" style:parent-style-name="List_20_Paragraph" style:list-style-name="L1"/>
    <style:style style:name="P7" style:family="paragraph" style:parent-style-name="List_20_Paragraph" style:list-style-name="L2"/>
    <style:style style:name="P8" style:family="paragraph" style:parent-style-name="List_20_Paragraph" style:list-style-name="WWNum1">
      <style:paragraph-properties fo:margin-left="0cm" fo:margin-right="0cm" fo:text-indent="0cm" style:auto-text-indent="false"/>
    </style:style>
    <style:style style:name="P9" style:family="paragraph" style:parent-style-name="List_20_Paragraph" style:list-style-name="WWNum1">
      <style:paragraph-properties fo:margin-left="0cm" fo:margin-right="0cm" fo:text-indent="0cm" style:auto-text-indent="false"/>
      <style:text-properties fo:font-style="italic" style:font-style-asian="italic" style:font-style-complex="italic"/>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ugge Goals / Milestones</text:p>
      <text:p text:style-name="Standard"/>
      <text:list xml:id="list7935616139794779159" text:style-name="WWNum1">
        <text:list-item>
          <text:p text:style-name="P5">understand how to and what optimzes Accuracy (medium size amount of data (around 1000 samples of 20-30 seconds)) <text:s/>(Migth be updated in the Future)</text:p>
        </text:list-item>
      </text:list>
      <text:p text:style-name="List_20_Paragraph"/>
      <text:list xml:id="list42645573" text:continue-numbering="true" text:style-name="WWNum1">
        <text:list-item>
          <text:p text:style-name="P5">Build a GUI</text:p>
        </text:list-item>
      </text:list>
      <text:p text:style-name="List_20_Paragraph"/>
      <text:list xml:id="list42654230" text:continue-numbering="true" text:style-name="WWNum1">
        <text:list-item>
          <text:p text:style-name="P5">understanding what is needed to Implement a simple neural network from scratch</text:p>
        </text:list-item>
      </text:list>
      <text:p text:style-name="List_20_Paragraph"/>
      <text:list xml:id="list42654025" text:continue-numbering="true" text:style-name="WWNum1">
        <text:list-item>
          <text:p text:style-name="P5">Read at least 4 Features from the music</text:p>
        </text:list-item>
      </text:list>
      <text:p text:style-name="List_20_Paragraph"/>
      <text:p text:style-name="P1"><text:span text:style-name="T1">Decision based on different classifiers</text:span>:</text:p>
      <text:list xml:id="list42649707" text:continue-numbering="true" text:style-name="WWNum1">
        <text:list-header>
          <text:p text:style-name="P8">We want to understand wheather there are basic general principles and theorems about drawing conclusions from a set of tests (in this case 4) or not and more specific we want to understand the mechanism behind the 4 methods we use (see below).</text:p>
          <text:p text:style-name="P8">The programm will be able to perform 4 different kinds of inference concepts, namely: Maximum of accuracies, k-nearest neighbors , Naive-Bayes <text:s/>and Decision tree .</text:p>
          <text:p text:style-name="P8">This means the costumer will be able to choose which method he or she preferes in order to estimate the music genre.</text:p>
          <text:p text:style-name="P9">References:</text:p>
        </text:list-header>
      </text:list>
      <text:list xml:id="list8363770649610906338" text:style-name="L1">
        <text:list-item>
          <text:p text:style-name="P6">Trevor Hastie, Robert Tibshirani, Jerome Friedman, "The Elements of Statistical Learning - Data Mining, Inference and Prediction", Second Edition, Springer Series in Statistics, Springer, 2008 </text:p>
        </text:list-item>
        <text:list-item>
          <text:p text:style-name="P6">Gangadhar Shobha, Shanta Rangaswamy, "Chapter 8 - Machine Learning", Editor(s): Venkat N. Gudivada, C.R. Rao, Handbook of Statistics, Elsevier, Volume 38, 2018, Pages 197-228,</text:p>
        </text:list-item>
        <text:list-item>
          <text:p text:style-name="P6">Lavner, Yizhar, and Dima Ruinskiy. "A decision-tree-based algorithm for speech/music classification and segmentation." EURASIP Journal on Audio, Speech, and Music Processing 2009 (2009): 1-14.</text:p>
        </text:list-item>
        <text:list-item>
          <text:p text:style-name="P6">D. P. Kumar, B. J. Sowmya, Chetan and K. G. Srinivasa, "A comparative study of classifiers for music genre classification based on feature extractors," 2016 IEEE Distributed Computing, VLSI, Electrical Circuits and Robotics (DISCOVER), Mangalore, 2016, pp. 190-194, doi: 10.1109/DISCOVER.2016.7806258.</text:p>
        </text:list-item>
      </text:list>
      <text:p text:style-name="List_20_Paragraph"/>
      <text:list xml:id="list42640581" text:continue-list="list42649707" text:style-name="WWNum1">
        <text:list-header>
          <text:p text:style-name="P8">Differentiate between at least 10 music genres <text:s/></text:p>
        </text:list-header>
      </text:list>
      <text:p text:style-name="List_20_Paragraph"/>
      <text:list xml:id="list42664624" text:continue-numbering="true" text:style-name="WWNum1">
        <text:list-header>
          <text:p text:style-name="P8">Investigate the effect of different input types (mp3/wma…)</text:p>
        </text:list-header>
      </text:list>
      <text:p text:style-name="List_20_Paragraph"><text:soft-page-break/></text:p>
      <text:p text:style-name="P2">Create and prevent adversarial examples:</text:p>
      <text:p text:style-name="P1">The Motivation behind adverserial examples is easy: How can I manipulate the Input I have in order to trick my neural network such that it will miss-classify the "new" input with a high certainty? </text:p>
      <text:p text:style-name="P1">We will investigate which neural networks in our programm are most vulnerable to such attacks and try to understand how to avoid them. (This is the same procedure as understanding from which properties of NN such adverserial examples benefit, which was widely studied)</text:p>
      <text:p text:style-name="P3">References:</text:p>
      <text:list xml:id="list564607376503307877" text:style-name="L2">
        <text:list-item>
          <text:p text:style-name="P7">Ian Goodfellow, "Lecture 16 | Adversarial Examples and Adversarial Training", https://youtu.be/CIfsB_EYsVI</text:p>
        </text:list-item>
        <text:list-item>
          <text:p text:style-name="P7">Ian Goodfellow, "Ian Goodfellow: Generative Adversarial Networks (NIPS 2016 tutorial)", https://www.youtube.com/watch?v=HGYYEUSm-0Q</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nis Köll</meta:initial-creator>
    <dc:creator>Florian Gerhardt</dc:creator>
    <meta:editing-cycles>11</meta:editing-cycles>
    <meta:creation-date>2020-05-17T08:04:00</meta:creation-date>
    <dc:date>2020-05-27T22:43:21.31</dc:date>
    <meta:editing-duration>PT2H16M40S</meta:editing-duration>
    <meta:generator>OpenOffice/4.1.7$Win32 OpenOffice.org_project/417m1$Build-9800</meta:generator>
    <meta:document-statistic meta:table-count="0" meta:image-count="0" meta:object-count="0" meta:page-count="2" meta:paragraph-count="22" meta:word-count="396" meta:character-count="26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